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1ddc0" officeooo:paragraph-rsid="0011ddc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1ddc0" officeooo:paragraph-rsid="0011ddc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994c" officeooo:paragraph-rsid="0013994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433b7" officeooo:paragraph-rsid="001433b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51321" officeooo:paragraph-rsid="0015132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cd777" officeooo:paragraph-rsid="001cd77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28692" officeooo:paragraph-rsid="0022869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8dc73" officeooo:paragraph-rsid="0015132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8dc73" officeooo:paragraph-rsid="0018dc7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203917" officeooo:paragraph-rsid="0024743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203917" officeooo:paragraph-rsid="0020391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debb0" officeooo:paragraph-rsid="001b041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20a72f" officeooo:paragraph-rsid="0020a72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228692" officeooo:paragraph-rsid="0022869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247431" officeooo:paragraph-rsid="0024743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25bb44" officeooo:paragraph-rsid="0025bb4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262e79" officeooo:paragraph-rsid="00262e79" style:font-size-asian="10.5pt" style:font-weight-asian="normal" style:font-size-complex="12pt" style:font-weight-complex="normal"/>
    </style:style>
    <style:style style:name="T1" style:family="text">
      <style:text-properties officeooo:rsid="0013994c"/>
    </style:style>
    <style:style style:name="T2" style:family="text">
      <style:text-properties officeooo:rsid="00166ee9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247431"/>
    </style:style>
    <style:style style:name="T5" style:family="text">
      <style:text-properties officeooo:rsid="00247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git hub</text:p>
      <text:p text:style-name="P1"/>
      <text:p text:style-name="P2">depuis git hub créer un repository</text:p>
      <text:p text:style-name="P2"/>
      <text:p text:style-name="P2">en local depuis la console se placer dans le dossier <text:span text:style-name="T1">ciblé</text:span></text:p>
      <text:p text:style-name="P2"/>
      <text:p text:style-name="P3">on initialise on crée un dossier git avec la commande git init </text:p>
      <text:p text:style-name="P3"><text:s/></text:p>
      <text:p text:style-name="P4">pour indexer fichier passer de working directory à stage : git add nom du fichier  <text:span text:style-name="T5">sans guillemt</text:span></text:p>
      <text:p text:style-name="P10">git add –all git add *.html</text:p>
      <text:p text:style-name="P4"/>
      <text:p text:style-name="P4">git status pour voir ce qu’il se passe …</text:p>
      <text:p text:style-name="P5"/>
      <text:p text:style-name="P5">pour passer du stage à repository : git commit -m « message qu’on pourra lire «  <text:span text:style-name="T2">mettre les guillemet autour du message</text:span></text:p>
      <text:p text:style-name="P8"/>
      <text:p text:style-name="P9"/>
      <text:p text:style-name="P6">git –help</text:p>
      <text:p text:style-name="P6">git –help git</text:p>
      <text:p text:style-name="P6">git config--list</text:p>
      <text:p text:style-name="P12"/>
      <text:p text:style-name="P11"/>
      <text:p text:style-name="P13">git ignore à 13minute</text:p>
      <text:p text:style-name="P13"/>
      <text:p text:style-name="P13">git log pour des infos sur les commits git log –oneline : meilleur présentation </text:p>
      <text:p text:style-name="P7"><text:span text:style-name="T3">git diff </text:span><text:span text:style-name="T4">pour voir les différences effectués.</text:span></text:p>
      <text:p text:style-name="P14"/>
      <text:p text:style-name="P14">les fichiers sont tracké sont suivi</text:p>
      <text:p text:style-name="P14"/>
      <text:p text:style-name="P15"/>
      <text:p text:style-name="P15">revenir en arriere : </text:p>
      <text:p text:style-name="P15">git checkout « le numero du commit obtenu grace git log oneline... »</text:p>
      <text:p text:style-name="P16">revient en arriere pour regarder mais on peut rien faire …</text:p>
      <text:p text:style-name="P17">git revert </text:p>
      <text:p text:style-name="P17">git reset 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09:32:54.299537365</meta:creation-date>
    <dc:date>2022-03-03T19:23:38.144485332</dc:date>
    <meta:editing-duration>PT2H54M48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58" meta:character-count="839" meta:non-whitespace-character-count="695"/>
  </office:meta>
</office:document-meta>
</file>